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00000024538BA4CBDD43429AC.png" manifest:media-type="image/png"/>
  <manifest:file-entry manifest:full-path="Pictures/1000020100000164000000532E22B68C4A0E995C.png" manifest:media-type="image/png"/>
  <manifest:file-entry manifest:full-path="Pictures/10000201000000590000006B3B0EE6ED08CBD272.png" manifest:media-type="image/png"/>
  <manifest:file-entry manifest:full-path="Pictures/10000201000000590000006B479987D5B2BBA9A4.png" manifest:media-type="image/png"/>
  <manifest:file-entry manifest:full-path="Pictures/100002010000016400000053435BFFEA4F4EF881.png" manifest:media-type="image/png"/>
  <manifest:file-entry manifest:full-path="Pictures/10000201000001EB0000004C82776A8714DD60EE.png" manifest:media-type="image/png"/>
  <manifest:file-entry manifest:full-path="Pictures/10000201000001A20000016E85B79D12967E96ED.png" manifest:media-type="image/png"/>
  <manifest:file-entry manifest:full-path="Pictures/10000201000002250000004CCCD0A3003745907B.png" manifest:media-type="image/png"/>
  <manifest:file-entry manifest:full-path="Pictures/100002010000019E0000004BFE8ADF69CDA36981.png" manifest:media-type="image/png"/>
  <manifest:file-entry manifest:full-path="Pictures/100002010000019E0000004CAFB4F4E7B12C85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2cm, 0cm)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2.529cm" svg:height="10.411cm" svg:x="11.705cm" svg:y="10.262cm">
          <text:p text:style-name="P1"><text:span text:style-name="T2">Why do you </text:span></text:p>
          <text:p text:style-name="P1"><text:span text:style-name="T2">need non-linear</text:span></text:p>
          <text:p text:style-name="P1"><text:span text:style-name="T2">activation functions?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Activation function" draw:style-name="dp1" draw:master-page-name="Title_20_and_20_Content" presentation:presentation-page-layout-name="AL1T11">
        <draw:frame draw:name="Title 1" presentation:style-name="pr3" draw:text-style-name="P7" draw:layer="layout" svg:width="29.209cm" svg:height="3.681cm" svg:x="0.221cm" svg:y="0.197cm" presentation:class="title" presentation:user-transformed="true">
          <draw:text-box>
            <text:p text:style-name="P6"><text:span text:style-name="T4">Activation function</text:span></text:p>
          </draw:text-box>
        </draw:frame>
        <draw:g draw:name="Group 31">
          <draw:g draw:name="Group 3">
            <draw:custom-shape draw:name="TextBox 4" draw:style-name="gr4" draw:text-style-name="P2" draw:layer="layout" svg:width="8.304cm" svg:height="1.278cm" svg:x="2.983cm" svg:y="12.411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" draw:style-name="gr5" draw:text-style-name="P9" draw:layer="layout" svg:width="8.304cm" svg:height="1.278cm" svg:x="2.983cm" svg:y="12.411cm">
              <text:p text:style-name="P8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4" draw:text-style-name="P2" draw:layer="layout" svg:width="7.01cm" svg:height="1.278cm" svg:x="2.983cm" svg:y="13.981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6" draw:text-style-name="P10" draw:layer="layout" svg:width="7.01cm" svg:height="1.278cm" svg:x="2.983cm" svg:y="13.981cm">
              <text:p text:style-name="P8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4" draw:text-style-name="P2" draw:layer="layout" svg:width="9.299cm" svg:height="1.278cm" svg:x="2.983cm" svg:y="15.551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7" draw:text-style-name="P11" draw:layer="layout" svg:width="9.299cm" svg:height="1.278cm" svg:x="2.983cm" svg:y="15.551cm">
              <text:p text:style-name="P8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4" draw:text-style-name="P2" draw:layer="layout" svg:width="7.01cm" svg:height="1.278cm" svg:x="2.983cm" svg:y="17.121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8" draw:text-style-name="P12" draw:layer="layout" svg:width="7.01cm" svg:height="1.278cm" svg:x="2.983cm" svg:y="17.121cm">
              <text:p text:style-name="P8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8" draw:style-name="gr2" draw:text-style-name="P2" draw:layer="layout" svg:width="5.46cm" svg:height="1.605cm" svg:x="1.799cm" svg:y="10.7cm">
            <text:p text:style-name="P8"><text:span text:style-name="T6">Given <text:s/>x: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81">
          <draw:custom-shape draw:name="TextBox 482" draw:style-name="gr9" draw:text-style-name="P2" draw:layer="layout" svg:width="1.712cm" svg:height="1.81cm" svg:x="1.951cm" svg:y="3.941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0" draw:text-style-name="P13" draw:layer="layout" svg:width="1.712cm" svg:height="1.81cm" svg:x="1.951cm" svg:y="3.941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3" draw:style-name="gr9" draw:text-style-name="P2" draw:layer="layout" svg:width="1.672cm" svg:height="1.81cm" svg:x="1.951cm" svg:y="5.96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1" draw:text-style-name="P14" draw:layer="layout" svg:width="1.672cm" svg:height="1.81cm" svg:x="1.951cm" svg:y="5.96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4" draw:style-name="gr9" draw:text-style-name="P2" draw:layer="layout" svg:width="1.714cm" svg:height="1.81cm" svg:x="1.951cm" svg:y="7.979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2" draw:text-style-name="P15" draw:layer="layout" svg:width="1.714cm" svg:height="1.81cm" svg:x="1.951cm" svg:y="7.979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5" draw:style-name="gr13" draw:text-style-name="P16" draw:layer="layout" svg:width="1.625cm" svg:height="1.981cm" svg:x="7.881cm" svg:y="6.8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86" draw:style-name="gr13" draw:text-style-name="P16" draw:layer="layout" svg:width="1.625cm" svg:height="0.001cm" svg:x="7.881cm" svg:y="6.8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87" draw:style-name="gr13" draw:text-style-name="P16" draw:layer="layout" svg:width="2.68cm" svg:height="0.023cm" svg:x="11.246cm" svg:y="6.8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488" draw:style-name="gr14" draw:text-style-name="P2" draw:layer="layout" svg:width="1.726cm" svg:height="1.702cm" svg:x="6.154cm" svg:y="4.00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89" draw:style-name="gr13" draw:text-style-name="P16" draw:layer="layout" svg:width="1.625cm" svg:height="1.978cm" svg:x="7.881cm" svg:y="4.8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90" draw:style-name="gr4" draw:text-style-name="P2" draw:layer="layout" svg:width="1.198cm" svg:height="1.128cm" svg:x="13.916cm" svg:y="6.417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15" draw:text-style-name="P17" draw:layer="layout" svg:width="1.198cm" svg:height="1.128cm" svg:x="13.916cm" svg:y="6.417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91" draw:style-name="gr14" draw:text-style-name="P2" draw:layer="layout" svg:width="1.726cm" svg:height="1.702cm" svg:x="6.154cm" svg:y="5.98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92" draw:style-name="gr14" draw:text-style-name="P2" draw:layer="layout" svg:width="1.726cm" svg:height="1.708cm" svg:x="6.154cm" svg:y="7.96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93" draw:style-name="gr14" draw:text-style-name="P2" draw:layer="layout" svg:width="1.726cm" svg:height="1.702cm" svg:x="9.507cm" svg:y="5.98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94" draw:style-name="gr13" draw:text-style-name="P16" draw:layer="layout" svg:width="2.487cm" svg:height="2.048cm" svg:x="3.666cm" svg:y="6.8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5" draw:style-name="gr13" draw:text-style-name="P16" draw:layer="layout" svg:width="2.487cm" svg:height="0.066cm" svg:x="3.666cm" svg:y="8.8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6" draw:style-name="gr13" draw:text-style-name="P16" draw:layer="layout" svg:width="2.487cm" svg:height="4.027cm" svg:x="3.666cm" svg:y="4.8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7" draw:style-name="gr13" draw:text-style-name="P16" draw:layer="layout" svg:width="2.528cm" svg:height="0.029cm" svg:x="3.625cm" svg:y="6.8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8" draw:style-name="gr13" draw:text-style-name="P16" draw:layer="layout" svg:width="2.528cm" svg:height="2.008cm" svg:x="3.625cm" svg:y="4.85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9" draw:style-name="gr13" draw:text-style-name="P16" draw:layer="layout" svg:width="2.528cm" svg:height="1.951cm" svg:x="3.625cm" svg:y="6.8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00" draw:style-name="gr13" draw:text-style-name="P16" draw:layer="layout" svg:width="2.488cm" svg:height="0.009cm" svg:x="3.665cm" svg:y="4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01" draw:style-name="gr13" draw:text-style-name="P16" draw:layer="layout" svg:width="2.488cm" svg:height="1.988cm" svg:x="3.665cm" svg:y="4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02" draw:style-name="gr13" draw:text-style-name="P16" draw:layer="layout" svg:width="2.488cm" svg:height="3.97cm" svg:x="3.665cm" svg:y="4.8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16" draw:text-style-name="P16" draw:layer="layout" svg:width="32.578cm" svg:height="15.362cm" svg:x="1.244cm" svg:y="2.779cm">
          <draw:image xlink:href="Pictures/10000201000004D00000024538BA4CBDD43429AC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EB0000004C82776A8714DD60EE.png" xlink:type="simple" xlink:show="embed" xlink:actuate="onLoad"/>
    <draw:fill-image draw:name="msFillBitmap_20_2" draw:display-name="msFillBitmap 2" xlink:href="Pictures/100002010000019E0000004BFE8ADF69CDA36981.png" xlink:type="simple" xlink:show="embed" xlink:actuate="onLoad"/>
    <draw:fill-image draw:name="msFillBitmap_20_3" draw:display-name="msFillBitmap 3" xlink:href="Pictures/10000201000002250000004CCCD0A3003745907B.png" xlink:type="simple" xlink:show="embed" xlink:actuate="onLoad"/>
    <draw:fill-image draw:name="msFillBitmap_20_4" draw:display-name="msFillBitmap 4" xlink:href="Pictures/100002010000019E0000004CAFB4F4E7B12C8558.png" xlink:type="simple" xlink:show="embed" xlink:actuate="onLoad"/>
    <draw:fill-image draw:name="msFillBitmap_20_5" draw:display-name="msFillBitmap 5" xlink:href="Pictures/10000201000000590000006B479987D5B2BBA9A4.png" xlink:type="simple" xlink:show="embed" xlink:actuate="onLoad"/>
    <draw:fill-image draw:name="msFillBitmap_20_6" draw:display-name="msFillBitmap 6" xlink:href="Pictures/100002010000016400000053435BFFEA4F4EF881.png" xlink:type="simple" xlink:show="embed" xlink:actuate="onLoad"/>
    <draw:fill-image draw:name="msFillBitmap_20_7" draw:display-name="msFillBitmap 7" xlink:href="Pictures/10000201000000590000006B3B0EE6ED08CBD272.png" xlink:type="simple" xlink:show="embed" xlink:actuate="onLoad"/>
    <draw:fill-image draw:name="msFillBitmap_20_8" draw:display-name="msFillBitmap 8" xlink:href="Pictures/1000020100000164000000532E22B68C4A0E995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85B79D12967E96ED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9</meta:editing-cycles>
    <meta:creation-date>2017-07-06T18:36:00</meta:creation-date>
    <dc:date>2017-07-09T02:04:16</dc:date>
    <meta:editing-duration>PT19M</meta:editing-duration>
    <meta:generator>LibreOffice/5.1.6.2$Linux_X86_64 LibreOffice_project/10m0$Build-2</meta:generator>
    <meta:document-statistic meta:object-count="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